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2e0ae" draw:textarea-horizontal-align="justify" draw:textarea-vertical-align="middle" draw:auto-grow-height="false" fo:min-height="3.85cm" fo:min-width="4cm"/>
    </style:style>
    <style:style style:name="gr2" style:family="graphic" style:parent-style-name="standard">
      <style:graphic-properties draw:fill="solid" draw:fill-color="#87d1d1" draw:textarea-horizontal-align="justify" draw:textarea-vertical-align="middle" draw:auto-grow-height="false" fo:min-height="3.85cm" fo:min-width="4cm"/>
    </style:style>
    <style:style style:name="gr3" style:family="graphic" style:parent-style-name="standard">
      <style:graphic-properties draw:fill-color="#87d1d1" draw:textarea-horizontal-align="justify" draw:textarea-vertical-align="middle" draw:auto-grow-height="false" fo:min-height="3.85cm" fo:min-width="4cm"/>
    </style:style>
    <style:style style:name="gr4" style:family="graphic" style:parent-style-name="standard">
      <style:graphic-properties draw:fill-color="#fff685" draw:textarea-horizontal-align="justify" draw:textarea-vertical-align="middle" draw:auto-grow-height="false" fo:min-height="3.85cm" fo:min-width="4cm" draw:shadow-offset-x="0cm" draw:shadow-offset-y="0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3.85cm" fo:min-width="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daa2" draw:textarea-horizontal-align="justify" draw:textarea-vertical-align="middle" draw:auto-grow-height="false" fo:min-height="3.85cm" fo:min-width="4cm"/>
    </style:style>
    <style:style style:name="gr8" style:family="graphic" style:parent-style-name="standard">
      <style:graphic-properties draw:fill-color="#f8aa97" draw:textarea-horizontal-align="justify" draw:textarea-vertical-align="middle" draw:auto-grow-height="false" fo:min-height="3.85cm" fo:min-width="4cm"/>
    </style:style>
    <style:style style:name="gr9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2e0ae"/>
      <style:paragraph-properties fo:text-align="center"/>
    </style:style>
    <style:style style:name="P3" style:family="paragraph">
      <loext:graphic-properties draw:fill="solid" draw:fill-color="#87d1d1"/>
      <style:paragraph-properties fo:text-align="center"/>
    </style:style>
    <style:style style:name="P4" style:family="paragraph">
      <loext:graphic-properties draw:fill-color="#87d1d1"/>
      <style:paragraph-properties fo:text-align="center"/>
    </style:style>
    <style:style style:name="P5" style:family="paragraph">
      <loext:graphic-properties draw:fill-color="#fff685"/>
      <style:paragraph-properties fo:text-align="center"/>
    </style:style>
    <style:style style:name="P6" style:family="paragraph">
      <loext:graphic-properties draw:fill-color="#adc5e7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daa2"/>
      <style:paragraph-properties fo:text-align="center"/>
    </style:style>
    <style:style style:name="P9" style:family="paragraph">
      <loext:graphic-properties draw:fill-color="#f8aa97"/>
      <style:paragraph-properties fo:text-align="center"/>
    </style:style>
    <style:style style:name="P10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custom-shape draw:style-name="gr1" draw:text-style-name="P2" draw:layer="layout" svg:width="4.5cm" svg:height="4.1cm" svg:x="28.7cm" svg:y="9.4cm">
          <text:p text:style-name="P1">Control of the<text:line-break/>flight control<text:line-break/>surface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4.1cm" svg:x="22.8cm" svg:y="9.4cm">
          <text:p text:style-name="P1">Angular<text:line-break/>velocity<text:line-break/>contro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cm" svg:height="4.1cm" svg:x="16.8cm" svg:y="9.4cm">
          <text:p text:style-name="P1">Orientation<text:line-break/>control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cm" svg:height="4.1cm" svg:x="4.9cm" svg:y="9.4cm">
          <text:p text:style-name="P1">Pilot radio<text:line-break/>inpu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5cm" svg:height="4.1cm" svg:x="10.9cm" svg:y="9.4cm">
          <text:p text:style-name="P1">Flight<text:line-break/>control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9.4cm" svg:y1="11.5cm" svg:x2="10.9cm" svg:y2="11.5cm">
          <text:p/>
        </draw:line>
        <draw:line draw:style-name="gr6" draw:text-style-name="P7" draw:layer="layout" svg:x1="15.4cm" svg:y1="11.5cm" svg:x2="16.8cm" svg:y2="11.5cm">
          <text:p/>
        </draw:line>
        <draw:line draw:style-name="gr6" draw:text-style-name="P7" draw:layer="layout" svg:x1="21.4cm" svg:y1="11.5cm" svg:x2="22.8cm" svg:y2="11.5cm">
          <text:p/>
        </draw:line>
        <draw:line draw:style-name="gr6" draw:text-style-name="P7" draw:layer="layout" svg:x1="27.3cm" svg:y1="11.5cm" svg:x2="28.7cm" svg:y2="11.5cm">
          <text:p/>
        </draw:line>
        <draw:custom-shape draw:style-name="gr7" draw:text-style-name="P8" draw:layer="layout" svg:width="4.5cm" svg:height="4.1cm" svg:x="16.8cm" svg:y="14.9cm">
          <text:p text:style-name="P1">Airspeed<text:line-break/>control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5cm" svg:height="4.1cm" svg:x="28.7cm" svg:y="14.9cm">
          <text:p text:style-name="P1">Thrust<text:line-break/>vector<text:line-break/>contro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4.1cm" svg:x="34.7cm" svg:y="12.3cm">
          <text:p text:style-name="P1">Servo<text:line-break/>and<text:line-break/>Motor<text:line-break/>control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cm" svg:y1="13.5cm" svg:x2="16.7cm" svg:y2="17cm">
          <text:p/>
        </draw:line>
        <draw:frame draw:style-name="gr10" draw:text-style-name="P10" draw:layer="layout" svg:width="9.4cm" svg:height="1.673cm" svg:x="17.8cm" svg:y="7.7cm">
          <draw:text-box>
            <text:p>Fixed wing dron control system</text:p>
          </draw:text-box>
        </draw:frame>
        <draw:custom-shape draw:style-name="gr8" draw:text-style-name="P9" draw:layer="layout" svg:width="4.5cm" svg:height="4.1cm" svg:x="28.7cm" svg:y="9.4cm">
          <text:p text:style-name="P1">Control of the<text:line-break/>flight control<text:line-break/>surfaces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1.4cm" svg:y1="17cm" svg:x2="28.8cm" svg:y2="17cm">
          <text:p/>
        </draw:line>
        <draw:line draw:style-name="gr6" draw:text-style-name="P7" draw:layer="layout" svg:x1="33.2cm" svg:y1="16.9cm" svg:x2="34.7cm" svg:y2="14.9cm">
          <text:p/>
        </draw:line>
        <draw:line draw:style-name="gr6" draw:text-style-name="P7" draw:layer="layout" svg:x1="33.2cm" svg:y1="11.5cm" svg:x2="34.7cm" svg:y2="13.9cm">
          <text:p/>
        </draw:line>
        <draw:line draw:style-name="gr11" draw:text-style-name="P1" draw:layer="layout" svg:x1="31cm" svg:y1="13.5cm" svg:x2="31cm" svg:y2="1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08:10:42.898000000</meta:creation-date>
    <dc:date>2018-06-01T08:55:46.097000000</dc:date>
    <meta:editing-duration>PT13M10S</meta:editing-duration>
    <meta:editing-cycles>4</meta:editing-cycles>
    <meta:generator>LibreOffice/6.0.4.2$Windows_X86_64 LibreOffice_project/9b0d9b32d5dcda91d2f1a96dc04c645c450872bf</meta:generator>
    <meta:print-date>2018-06-01T08:38:59.829000000</meta:print-date>
    <meta:document-statistic meta:object-count="19"/>
  </office:meta>
</office:document-meta>
</file>